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5" draw:start-glue-point="3" draw:end-shape="id3" draw:end-glue-point="2" svg:d="M16426 19658l-1694-10514" svg:viewBox="0 0 1695 10515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1.905cm" svg:height="2.032cm" svg:x="18.315cm" svg:y="4.699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7.426cm" svg:y2="6.35cm" draw:start-shape="id21" draw:start-glue-point="0" draw:end-shape="id8" svg:d="M19108 6974l-1682-624" svg:viewBox="0 0 1683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8.315cm" svg:y1="5.715cm" svg:x2="17.426cm" svg:y2="6.35cm" draw:start-shape="id23" draw:start-glue-point="3" draw:end-shape="id8" draw:end-glue-point="1" svg:d="M18315 5715l-889 635" svg:viewBox="0 0 890 636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775cm" svg:y2="7.239cm" draw:start-shape="id24" draw:start-glue-point="0" draw:end-shape="id8" draw:end-glue-point="2" svg:d="M16710 9344l-935-2105" svg:viewBox="0 0 936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143cm" svg:y="7.747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7.747cm" svg:x2="4.608cm" svg:y2="6.224cm" draw:start-shape="id35" draw:start-glue-point="0" svg:d="M2222 7747l2386-1523" svg:viewBox="0 0 2387 1524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2T21:17:00.825621316</dc:date>
    <meta:editing-duration>PT2H12M41S</meta:editing-duration>
    <meta:editing-cycles>40</meta:editing-cycles>
    <meta:generator>LibreOffice/4.2.8.2$Linux_X86_64 LibreOffice_project/420m0$Build-2</meta:generator>
    <meta:document-statistic meta:object-count="76"/>
  </office:meta>
</office:document-meta>
</file>